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Arial, sans-serif"/>
    <style:font-face style:name="Roboto" svg:font-family="Roboto, Georgia, 'Times New Roman', Times, serif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orizontal_20_Line">
      <style:text-properties officeooo:paragraph-rsid="001b7ab7"/>
    </style:style>
    <style:style style:name="P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1pt" officeooo:rsid="001ab0eb" officeooo:paragraph-rsid="001b1b27" style:font-size-asian="11pt" style:font-size-complex="11pt"/>
    </style:style>
    <style:style style:name="P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000000" style:font-name="Georgia" fo:font-size="12pt" officeooo:rsid="00032e4d" officeooo:paragraph-rsid="00032e4d" style:font-size-asian="12pt" style:font-size-complex="12pt"/>
    </style:style>
    <style:style style:name="P4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color="#000000" fo:font-size="11pt" style:text-underline-style="none" fo:font-weight="bold" officeooo:rsid="000b64c8" officeooo:paragraph-rsid="000b64c8" style:font-size-asian="11pt" style:font-weight-asian="bold" style:font-size-complex="11pt" style:font-weight-complex="bold"/>
    </style:style>
    <style:style style:name="P5" style:family="paragraph" style:parent-style-name="Text_20_body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000000" fo:font-size="11pt" fo:letter-spacing="normal" officeooo:rsid="00032e4d" officeooo:paragraph-rsid="000e34cc" style:font-size-asian="11pt" style:font-size-complex="11pt"/>
    </style:style>
    <style:style style:name="P6" style:family="paragraph" style:parent-style-name="Text_20_body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000000" fo:font-size="11pt" fo:letter-spacing="normal" officeooo:rsid="00032e4d" officeooo:paragraph-rsid="001a0c71" style:font-size-asian="11pt" style:font-size-complex="11pt"/>
    </style:style>
    <style:style style:name="P7" style:family="paragraph" style:parent-style-name="Text_20_body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000000" style:font-name="Open Sans" fo:font-size="11pt" fo:letter-spacing="normal" fo:font-style="normal" fo:font-weight="normal" officeooo:rsid="001ab0eb" officeooo:paragraph-rsid="001b1b27" style:font-size-asian="11pt" style:font-size-complex="11pt" loext:padding="0in" loext:border="none"/>
    </style:style>
    <style:style style:name="P8" style:family="paragraph" style:parent-style-name="Text_20_body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000000" style:font-name="Roboto" fo:font-size="11pt" fo:letter-spacing="normal" fo:font-style="normal" style:text-underline-style="none" fo:font-weight="bold" officeooo:rsid="000b64c8" officeooo:paragraph-rsid="000b64c8" style:font-size-asian="11pt" style:font-weight-asian="bold" style:font-size-complex="11pt" style:font-weight-complex="bold"/>
    </style:style>
    <style:style style:name="P9" style:family="paragraph" style:parent-style-name="Text_20_body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000000" style:font-name="Roboto" fo:font-size="11pt" fo:letter-spacing="normal" fo:font-style="normal" style:text-underline-style="none" fo:font-weight="bold" officeooo:rsid="000c5758" officeooo:paragraph-rsid="000c5758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000000" fo:font-size="11pt" fo:letter-spacing="normal" officeooo:rsid="000b64c8" officeooo:paragraph-rsid="000b64c8" style:font-size-asian="11pt" style:font-size-complex="11pt"/>
    </style:style>
    <style:style style:name="P11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000000" fo:font-size="11pt" fo:letter-spacing="normal" officeooo:paragraph-rsid="002267ff" style:font-size-asian="11pt" style:font-size-complex="11pt"/>
    </style:style>
    <style:style style:name="P12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orphans="2" fo:widows="2" fo:text-indent="0in" style:auto-text-indent="false" fo:background-color="transparent"/>
      <style:text-properties fo:font-variant="normal" fo:text-transform="none" fo:color="#000000" fo:font-size="11pt" fo:letter-spacing="normal" fo:font-weight="bold" officeooo:rsid="001474f1" officeooo:paragraph-rsid="001474f1" style:font-size-asian="11pt" style:font-weight-asian="bold" style:font-size-complex="11pt" style:font-weight-complex="bold"/>
    </style:style>
    <style:style style:name="P13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orphans="2" fo:widows="2" fo:text-indent="0in" style:auto-text-indent="false" fo:background-color="transparent"/>
      <style:text-properties fo:font-variant="normal" fo:text-transform="none" fo:color="#000000" style:font-name="Roboto" fo:font-size="11pt" fo:letter-spacing="normal" fo:font-style="normal" fo:font-weight="normal" officeooo:rsid="00032e4d" officeooo:paragraph-rsid="001ccdbb" style:font-size-asian="11pt" style:font-size-complex="11pt"/>
    </style:style>
    <style:style style:name="P14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orphans="2" fo:widows="2" fo:text-indent="0in" style:auto-text-indent="false" fo:background-color="transparent"/>
      <style:text-properties fo:font-variant="normal" fo:text-transform="none" fo:color="#000000" style:font-name="Roboto" fo:font-size="11pt" fo:letter-spacing="normal" fo:font-style="normal" fo:font-weight="normal" officeooo:rsid="0007eacd" officeooo:paragraph-rsid="0007eacd" style:font-size-asian="11pt" style:font-size-complex="11pt"/>
    </style:style>
    <style:style style:name="P15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orphans="2" fo:widows="2" fo:text-indent="0in" style:auto-text-indent="false" fo:background-color="transparent"/>
      <style:text-properties officeooo:paragraph-rsid="00193a84"/>
    </style:style>
    <style:style style:name="P16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orphans="2" fo:widows="2" fo:text-indent="0in" style:auto-text-indent="false" fo:background-color="transparent"/>
      <style:text-properties fo:color="#000000" fo:font-size="11pt" officeooo:paragraph-rsid="001644c4" style:font-size-asian="11pt" style:font-size-complex="11pt"/>
    </style:style>
    <style:style style:name="P17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orphans="2" fo:widows="2" fo:text-indent="0in" style:auto-text-indent="false" fo:background-color="transparent"/>
      <style:text-properties fo:color="#000000" fo:font-size="11pt" fo:font-weight="bold" officeooo:rsid="001644c4" officeooo:paragraph-rsid="001644c4" style:font-size-asian="11pt" style:font-weight-asian="bold" style:font-size-complex="11pt" style:font-weight-complex="bold"/>
    </style:style>
    <style:style style:name="P1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orphans="2" fo:widows="2" fo:text-indent="0in" style:auto-text-indent="false" fo:background-color="transparent"/>
      <style:text-properties style:font-name="Georgia" fo:font-size="11pt" officeooo:paragraph-rsid="001ab0eb"/>
    </style:style>
    <style:style style:name="P1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orphans="2" fo:widows="2" fo:text-indent="0in" style:auto-text-indent="false" fo:background-color="transparent"/>
      <style:text-properties style:font-name="Georgia" fo:font-size="11pt" officeooo:rsid="001b1b27" officeooo:paragraph-rsid="001b1b27"/>
    </style:style>
    <style:style style:name="P2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orphans="2" fo:widows="2" fo:text-indent="0in" style:auto-text-indent="false" fo:break-before="page" fo:background-color="transparent"/>
      <style:text-properties fo:font-variant="normal" fo:text-transform="none" fo:color="#000000" style:font-name="Roboto" fo:font-size="11pt" fo:letter-spacing="normal" fo:font-style="normal" fo:font-weight="bold" officeooo:rsid="00032e4d" officeooo:paragraph-rsid="000b64c8" style:font-size-asian="11pt" style:font-weight-asian="bold" style:font-size-complex="11pt" style:font-weight-complex="bold"/>
    </style:style>
    <style:style style:name="P21" style:family="paragraph" style:parent-style-name="Text_20_body">
      <style:paragraph-properties fo:text-align="end" style:justify-single-word="false"/>
      <style:text-properties fo:font-style="italic" officeooo:rsid="001b7ab7" officeooo:paragraph-rsid="001b7ab7" style:font-style-asian="italic" style:font-style-complex="italic"/>
    </style:style>
    <style:style style:name="P22" style:family="paragraph" style:parent-style-name="Text_20_body">
      <style:paragraph-properties fo:margin-left="0in" fo:margin-right="0.1236in" fo:text-indent="0in" style:auto-text-indent="false"/>
    </style:style>
    <style:style style:name="P23" style:family="paragraph" style:parent-style-name="Text_20_body" style:list-style-name="L1">
      <style:paragraph-properties fo:margin-top="0in" fo:margin-bottom="0.0972in" loext:contextual-spacing="false" fo:text-align="start" style:justify-single-word="false" fo:orphans="2" fo:widows="2"/>
      <style:text-properties officeooo:paragraph-rsid="002267ff"/>
    </style:style>
    <style:style style:name="P24" style:family="paragraph" style:parent-style-name="Text_20_body" style:list-style-name="L2">
      <loext:graphic-properties draw:fill="none"/>
      <style:paragraph-properties fo:margin-top="0in" fo:margin-bottom="0.0972in" loext:contextual-spacing="false" fo:line-height="115%" fo:text-align="start" style:justify-single-word="false" fo:orphans="2" fo:widows="2" fo:background-color="transparent"/>
      <style:text-properties officeooo:paragraph-rsid="001ccdbb"/>
    </style:style>
    <style:style style:name="P25" style:family="paragraph" style:parent-style-name="Text_20_body" style:list-style-name="L2">
      <loext:graphic-properties draw:fill="none"/>
      <style:paragraph-properties fo:margin-top="0in" fo:margin-bottom="0.0972in" loext:contextual-spacing="false" fo:line-height="115%" fo:text-align="start" style:justify-single-word="false" fo:orphans="2" fo:widows="2" fo:background-color="transparent"/>
      <style:text-properties officeooo:rsid="001ccdbb" officeooo:paragraph-rsid="001ccdbb"/>
    </style:style>
    <style:style style:name="T1" style:family="text">
      <style:text-properties style:font-name="Roboto" fo:font-style="normal"/>
    </style:style>
    <style:style style:name="T2" style:family="text">
      <style:text-properties style:font-name="Roboto" fo:font-style="normal" fo:font-weight="normal" officeooo:rsid="00032e4d"/>
    </style:style>
    <style:style style:name="T3" style:family="text">
      <style:text-properties style:font-name="Roboto" fo:font-style="normal" fo:font-weight="normal" officeooo:rsid="0004bff9"/>
    </style:style>
    <style:style style:name="T4" style:family="text">
      <style:text-properties style:font-name="Roboto" fo:font-style="normal" fo:font-weight="normal" officeooo:rsid="002267ff"/>
    </style:style>
    <style:style style:name="T5" style:family="text">
      <style:text-properties style:font-name="Roboto" fo:font-style="normal" style:text-underline-style="none" fo:font-weight="normal" officeooo:rsid="001c0dc5"/>
    </style:style>
    <style:style style:name="T6" style:family="text">
      <style:text-properties style:font-name="Roboto" fo:font-style="normal" style:text-underline-style="none" fo:font-weight="normal" officeooo:rsid="00100f8f"/>
    </style:style>
    <style:style style:name="T7" style:family="text">
      <style:text-properties style:font-name="Roboto" fo:font-style="normal" style:text-underline-style="none" fo:font-weight="normal" officeooo:rsid="00063fb8"/>
    </style:style>
    <style:style style:name="T8" style:family="text">
      <style:text-properties style:font-name="Roboto" fo:font-style="normal" style:text-underline-style="none" fo:font-weight="normal" officeooo:rsid="0012eaa0"/>
    </style:style>
    <style:style style:name="T9" style:family="text">
      <style:text-properties style:font-name="Roboto" fo:font-style="normal" style:text-underline-style="none" fo:font-weight="normal" officeooo:rsid="001032c2"/>
    </style:style>
    <style:style style:name="T10" style:family="text">
      <style:text-properties style:font-name="Roboto" fo:font-style="normal" style:text-underline-style="none" fo:font-weight="normal" officeooo:rsid="0011dfdd"/>
    </style:style>
    <style:style style:name="T11" style:family="text">
      <style:text-properties style:font-name="Roboto" fo:font-style="normal" style:text-underline-style="none" fo:font-weight="normal" officeooo:rsid="0004bff9"/>
    </style:style>
    <style:style style:name="T12" style:family="text">
      <style:text-properties style:font-name="Roboto" fo:font-style="normal" style:text-underline-style="none" fo:font-weight="normal" officeooo:rsid="0007eacd"/>
    </style:style>
    <style:style style:name="T13" style:family="text">
      <style:text-properties style:font-name="Roboto" fo:font-style="normal" style:text-underline-style="none" fo:font-weight="normal" officeooo:rsid="0008054d"/>
    </style:style>
    <style:style style:name="T14" style:family="text">
      <style:text-properties style:font-name="Roboto" fo:font-style="normal" style:text-underline-style="none" fo:font-weight="normal" officeooo:rsid="001644c4"/>
    </style:style>
    <style:style style:name="T15" style:family="text">
      <style:text-properties style:font-name="Roboto" fo:font-style="normal" style:text-underline-style="none" fo:font-weight="normal" officeooo:rsid="00193a84"/>
    </style:style>
    <style:style style:name="T16" style:family="text">
      <style:text-properties style:font-name="Roboto" fo:font-style="normal" style:text-underline-style="none" fo:font-weight="normal" officeooo:rsid="001a0c71"/>
    </style:style>
    <style:style style:name="T17" style:family="text">
      <style:text-properties style:font-name="Roboto" fo:font-style="normal" style:text-underline-style="none" fo:font-weight="normal" officeooo:rsid="001ab0eb"/>
    </style:style>
    <style:style style:name="T18" style:family="text">
      <style:text-properties style:font-name="Roboto" fo:font-style="normal" style:text-underline-style="none" fo:font-weight="normal" officeooo:rsid="001b1b27"/>
    </style:style>
    <style:style style:name="T19" style:family="text">
      <style:text-properties style:font-name="Roboto" fo:font-style="normal" style:text-underline-style="none" fo:font-weight="normal" officeooo:rsid="001b7ab7"/>
    </style:style>
    <style:style style:name="T20" style:family="text">
      <style:text-properties style:font-name="Roboto" fo:font-style="normal" style:text-underline-style="none" fo:font-weight="normal" officeooo:rsid="001b881d"/>
    </style:style>
    <style:style style:name="T21" style:family="text">
      <style:text-properties style:font-name="Roboto" fo:font-style="normal" style:text-underline-style="none" fo:font-weight="normal" officeooo:rsid="001ccdbb"/>
    </style:style>
    <style:style style:name="T22" style:family="text">
      <style:text-properties style:font-name="Roboto" fo:font-style="normal" style:text-underline-style="none" fo:font-weight="normal" officeooo:rsid="001e3abc"/>
    </style:style>
    <style:style style:name="T23" style:family="text">
      <style:text-properties style:font-name="Roboto" fo:font-style="normal" style:text-underline-style="none" fo:font-weight="normal" officeooo:rsid="001fecf8"/>
    </style:style>
    <style:style style:name="T24" style:family="text">
      <style:text-properties style:font-name="Roboto" fo:font-style="normal" style:text-underline-style="none" fo:font-weight="normal" officeooo:rsid="002267ff"/>
    </style:style>
    <style:style style:name="T25" style:family="text">
      <style:text-properties style:font-name="Roboto" fo:font-style="normal" fo:font-weight="bold" style:font-weight-asian="bold" style:font-weight-complex="bold"/>
    </style:style>
    <style:style style:name="T26" style:family="text">
      <style:text-properties style:font-name="Roboto" fo:font-style="normal" fo:font-weight="bold" officeooo:rsid="00032e4d" style:font-weight-asian="bold" style:font-weight-complex="bold"/>
    </style:style>
    <style:style style:name="T27" style:family="text">
      <style:text-properties style:font-name="Roboto" fo:font-style="normal" officeooo:rsid="0007eacd"/>
    </style:style>
    <style:style style:name="T28" style:family="text">
      <style:text-properties style:text-underline-style="none" fo:font-weight="bold" style:font-weight-asian="bold" style:font-weight-complex="bold"/>
    </style:style>
    <style:style style:name="T29" style:family="text">
      <style:text-properties style:text-underline-style="none" fo:font-weight="bold" officeooo:rsid="00215a8d" style:font-weight-asian="bold" style:font-weight-complex="bold"/>
    </style:style>
    <style:style style:name="T30" style:family="text">
      <style:text-properties fo:font-variant="normal" fo:text-transform="none" style:font-name="Roboto" fo:letter-spacing="normal" fo:font-style="normal" fo:font-weight="bold" officeooo:rsid="001644c4" style:font-weight-asian="bold" style:font-weight-complex="bold"/>
    </style:style>
    <style:style style:name="T31" style:family="text">
      <style:text-properties fo:font-variant="normal" fo:text-transform="none" style:font-name="Roboto" fo:letter-spacing="normal" fo:font-style="normal" fo:font-weight="normal" officeooo:rsid="001644c4" style:font-weight-asian="normal" style:font-weight-complex="normal"/>
    </style:style>
    <style:style style:name="T32" style:family="text">
      <style:text-properties fo:font-variant="normal" fo:text-transform="none" style:font-name="Georgia" fo:letter-spacing="normal"/>
    </style:style>
    <style:style style:name="T33" style:family="text">
      <style:text-properties fo:font-variant="normal" fo:text-transform="none" style:font-name="Georgia" fo:letter-spacing="normal" fo:font-weight="normal" officeooo:rsid="001644c4" style:font-weight-asian="normal" style:font-weight-complex="normal"/>
    </style:style>
    <style:style style:name="T34" style:family="text">
      <style:text-properties fo:font-variant="normal" fo:text-transform="none" style:font-name="Georgia" fo:letter-spacing="normal" fo:font-style="normal"/>
    </style:style>
    <style:style style:name="T35" style:family="text">
      <style:text-properties fo:font-variant="normal" fo:text-transform="none" style:font-name="Georgia" fo:letter-spacing="normal" fo:font-style="normal" fo:font-weight="normal"/>
    </style:style>
    <style:style style:name="T36" style:family="text">
      <style:text-properties fo:font-variant="normal" fo:text-transform="none" style:font-name="Georgia" fo:letter-spacing="normal" fo:font-style="italic" fo:font-weight="normal"/>
    </style:style>
    <style:style style:name="T37" style:family="text">
      <style:text-properties fo:font-variant="normal" fo:text-transform="none" fo:color="#000000" style:font-name="Roboto" fo:font-size="11pt" fo:letter-spacing="normal" fo:font-style="normal" fo:font-weight="normal" style:font-size-asian="11pt" style:font-size-complex="11pt"/>
    </style:style>
    <style:style style:name="T38" style:family="text">
      <style:text-properties fo:font-variant="normal" fo:text-transform="none" fo:color="#000000" style:font-name="Roboto" fo:font-size="11pt" fo:letter-spacing="normal" fo:font-style="normal" fo:font-weight="normal" officeooo:rsid="00032e4d" style:font-size-asian="11pt" style:font-size-complex="11pt"/>
    </style:style>
    <style:style style:name="T39" style:family="text">
      <style:text-properties fo:font-variant="normal" fo:text-transform="none" fo:color="#000000" style:font-name="Roboto" fo:font-size="11pt" fo:letter-spacing="normal" fo:font-style="normal" fo:font-weight="normal" officeooo:rsid="0007eacd" style:font-size-asian="11pt" style:font-size-complex="11pt"/>
    </style:style>
    <style:style style:name="T40" style:family="text">
      <style:text-properties fo:font-variant="normal" fo:text-transform="none" fo:color="#000000" style:font-name="Roboto" fo:font-size="11pt" fo:letter-spacing="normal" fo:font-style="normal" fo:font-weight="normal" officeooo:rsid="0004bff9" style:font-size-asian="11pt" style:font-size-complex="11pt"/>
    </style:style>
    <style:style style:name="T41" style:family="text">
      <style:text-properties fo:font-variant="normal" fo:text-transform="none" fo:color="#000000" style:font-name="Roboto" fo:font-size="11pt" fo:letter-spacing="normal" fo:font-style="normal" fo:font-weight="normal" officeooo:rsid="00193a84" style:font-size-asian="11pt" style:font-size-complex="11pt"/>
    </style:style>
    <style:style style:name="T42" style:family="text">
      <style:text-properties fo:font-variant="normal" fo:text-transform="none" fo:color="#000000" style:font-name="Roboto" fo:font-size="11pt" fo:letter-spacing="normal" fo:font-style="normal" fo:font-weight="normal" officeooo:rsid="001b7ab7" style:font-size-asian="11pt" style:font-size-complex="11pt"/>
    </style:style>
    <style:style style:name="T43" style:family="text">
      <style:text-properties fo:font-variant="normal" fo:text-transform="none" fo:color="#000000" style:font-name="Roboto" fo:font-size="11pt" fo:letter-spacing="normal" fo:font-style="normal" fo:font-weight="normal" officeooo:rsid="001ccdbb" style:font-size-asian="11pt" style:font-size-complex="11pt"/>
    </style:style>
    <style:style style:name="T44" style:family="text">
      <style:text-properties fo:font-variant="normal" fo:text-transform="none" fo:color="#000000" style:font-name="Roboto" fo:font-size="11pt" fo:letter-spacing="normal" fo:font-style="normal" fo:font-weight="normal" officeooo:rsid="001fecf8" style:font-size-asian="11pt" style:font-size-complex="11pt"/>
    </style:style>
    <style:style style:name="T45" style:family="text">
      <style:text-properties fo:font-variant="normal" fo:text-transform="none" fo:color="#000000" style:font-name="Roboto" fo:font-size="11pt" fo:letter-spacing="normal" fo:font-style="normal" fo:font-weight="normal" officeooo:rsid="001e3abc" style:font-size-asian="11pt" style:font-size-complex="11pt"/>
    </style:style>
    <style:style style:name="T46" style:family="text">
      <style:text-properties fo:font-variant="normal" fo:text-transform="none" fo:color="#000000" style:font-name="Roboto" fo:font-size="11pt" fo:letter-spacing="normal" fo:font-style="normal" fo:font-weight="normal" officeooo:rsid="002267ff" style:font-size-asian="11pt" style:font-size-complex="11pt"/>
    </style:style>
    <style:style style:name="T47" style:family="text">
      <style:text-properties fo:font-variant="normal" fo:text-transform="none" fo:color="#000000" style:font-name="Roboto" fo:font-size="11pt" fo:letter-spacing="normal" fo:font-style="normal" fo:font-weight="normal" officeooo:rsid="00235073" style:font-size-asian="11pt" style:font-size-complex="11pt"/>
    </style:style>
    <style:style style:name="T48" style:family="text">
      <style:text-properties fo:font-variant="normal" fo:text-transform="none" fo:color="#000000" style:font-name="Roboto" fo:font-size="11pt" fo:letter-spacing="normal" fo:font-style="normal" fo:font-weight="bold" officeooo:rsid="0011dfdd" style:font-size-asian="11pt" style:font-weight-asian="bold" style:font-size-complex="11pt" style:font-weight-complex="bold"/>
    </style:style>
    <style:style style:name="T49" style:family="text">
      <style:text-properties fo:font-variant="normal" fo:text-transform="none" fo:color="#000000" style:font-name="Roboto" fo:font-size="11pt" fo:letter-spacing="normal" fo:font-style="normal" fo:font-weight="bold" officeooo:rsid="00032e4d" style:font-size-asian="11pt" style:font-weight-asian="bold" style:font-size-complex="11pt" style:font-weight-complex="bold"/>
    </style:style>
    <style:style style:name="T50" style:family="text">
      <style:text-properties fo:font-variant="normal" fo:text-transform="none" fo:color="#000000" style:font-name="Roboto" fo:font-size="11pt" fo:letter-spacing="normal" fo:font-style="normal" fo:font-weight="bold" officeooo:rsid="000b64c8" style:font-size-asian="11pt" style:font-weight-asian="bold" style:font-size-complex="11pt" style:font-weight-complex="bold"/>
    </style:style>
    <style:style style:name="T51" style:family="text">
      <style:text-properties fo:font-variant="normal" fo:text-transform="none" fo:color="#000000" fo:letter-spacing="normal" fo:font-style="normal" fo:font-weight="bold" style:font-size-asian="11pt" style:font-weight-asian="bold" style:font-size-complex="11pt" style:font-weight-complex="bold"/>
    </style:style>
    <style:style style:name="T52" style:family="text">
      <style:text-properties fo:font-variant="normal" fo:text-transform="none" fo:color="#000000" fo:letter-spacing="normal" fo:font-style="normal" fo:font-weight="bold" officeooo:rsid="001644c4" style:font-size-asian="11pt" style:font-weight-asian="bold" style:font-size-complex="11pt" style:font-weight-complex="bold"/>
    </style:style>
    <style:style style:name="T53" style:family="text">
      <style:text-properties fo:font-variant="normal" fo:text-transform="none" fo:color="#000000" fo:letter-spacing="normal" fo:font-style="normal" fo:font-weight="normal" style:font-size-asian="11pt" style:font-weight-asian="normal" style:font-size-complex="11pt" style:font-weight-complex="normal"/>
    </style:style>
    <style:style style:name="T54" style:family="text">
      <style:text-properties fo:font-variant="normal" fo:text-transform="none" fo:color="#000000" fo:letter-spacing="normal" fo:font-style="normal" fo:font-weight="normal" officeooo:rsid="001644c4" style:font-size-asian="11pt" style:font-weight-asian="normal" style:font-size-complex="11pt" style:font-weight-complex="normal"/>
    </style:style>
    <style:style style:name="T55" style:family="text">
      <style:text-properties fo:font-variant="normal" fo:text-transform="none" fo:color="#000000" fo:letter-spacing="normal" fo:font-style="normal" fo:font-weight="normal" officeooo:rsid="001ab0eb" style:font-size-asian="11pt" style:font-weight-asian="normal" style:font-size-complex="11pt" style:font-weight-complex="normal"/>
    </style:style>
    <style:style style:name="T56" style:family="text">
      <style:text-properties fo:font-variant="normal" fo:text-transform="none" fo:color="#000000" fo:letter-spacing="normal" fo:font-style="italic" fo:font-weight="normal" officeooo:rsid="001644c4" style:font-size-asian="11pt" style:font-weight-asian="normal" style:font-size-complex="11pt" style:font-weight-complex="normal"/>
    </style:style>
    <style:style style:name="T57" style:family="text">
      <style:text-properties style:font-name="Georgia" fo:font-style="normal" fo:font-weight="normal" style:font-weight-asian="normal" style:font-weight-complex="normal"/>
    </style:style>
    <style:style style:name="T58" style:family="text">
      <style:text-properties style:font-name="Georgia" fo:font-weight="bold" style:font-weight-asian="bold" style:font-weight-complex="bold"/>
    </style:style>
    <style:style style:name="T59" style:family="text">
      <style:text-properties style:font-name="Georgia" fo:font-weight="bold" officeooo:rsid="001b1b27" style:font-weight-asian="bold" style:font-weight-complex="bold"/>
    </style:style>
    <style:style style:name="T60" style:family="text">
      <style:text-properties style:font-name="Georgia" fo:font-weight="normal" style:font-weight-asian="normal" style:font-weight-complex="normal"/>
    </style:style>
    <style:style style:name="T61" style:family="text">
      <style:text-properties style:font-name="Georgia" style:font-weight-asian="normal" style:font-weight-complex="normal"/>
    </style:style>
    <style:style style:name="T62" style:family="text">
      <style:text-properties style:font-name="Georgia" fo:font-style="italic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8">Department </text:span><text:span text:style-name="T29">Master’s </text:span><text:span text:style-name="T28">Proposal</text:span></text:p>
      <text:p text:style-name="P1"><text:line-break/></text:p>
      <text:p text:style-name="P21">David Rich</text:p>
      <text:p text:style-name="P4"/>
      <text:p text:style-name="P8">Statement of Purpose</text:p>
      <text:p text:style-name="P6"><text:span text:style-name="T5">In the realm of bioinformatics, the task of sequence alignment is a critical component of many research goals, such as gene annotation or homology search. HMMER </text:span><text:span text:style-name="T14">[1]</text:span><text:span text:style-name="T5"> and MMseqs </text:span><text:span text:style-name="T14">[2]</text:span><text:span text:style-name="T5"> are two of the most commonly used sequence alignment suites designed for such tasks. These tools both excel in different aspects: MMseqs generally performs the sequence alignment much faster, while HMMER is generally much more accurate.</text:span></text:p>
      <text:p text:style-name="P6"><text:span text:style-name="T5"><text:line-break/></text:span><text:span text:style-name="T23">Broadly speaking, b</text:span><text:span text:style-name="T5">oth tools function in much the same way: </text:span><text:span text:style-name="T6">by</text:span><text:span text:style-name="T5"> tak</text:span><text:span text:style-name="T6">ing</text:span><text:span text:style-name="T5"> </text:span><text:span text:style-name="T6">an</text:span><text:span text:style-name="T5"> entire query and target sequence model, </text:span><text:span text:style-name="T6">and</text:span><text:span text:style-name="T5"> pass</text:span><text:span text:style-name="T6">ing</text:span><text:span text:style-name="T5"> the</text:span><text:span text:style-name="T6">m</text:span><text:span text:style-name="T5"> through a </text:span><text:span text:style-name="T7">pipeline</text:span><text:span text:style-name="T5"> of increasingly complex and stringent </text:span><text:span text:style-name="T8">filtering</text:span><text:span text:style-name="T5"> algorithms. <text:s/></text:span><text:span text:style-name="T9">Both of these </text:span><text:span text:style-name="T10">pipelines</text:span><text:span text:style-name="T5"> </text:span><text:span text:style-name="T10">utilize </text:span><text:span text:style-name="T8">the gapped and ungapped Viterbi algorithm.</text:span><text:span text:style-name="T10"> </text:span><text:span text:style-name="T5"><text:s/></text:span><text:span text:style-name="T7">However, a</text:span><text:span text:style-name="T11"> major differentiator between the two is HMMER’s inclusion of the Forward-Backward algorithm. <text:s/>While </text:span><text:span text:style-name="T19">more </text:span><text:span text:style-name="T11">computational</text:span><text:span text:style-name="T7">ly</text:span><text:span text:style-name="T11"> expensive, </text:span><text:span text:style-name="T19">Forward-Backward</text:span><text:span text:style-name="T11"> </text:span><text:span text:style-name="T19">has been shown to</text:span><text:span text:style-name="T11"> find noisy alignments with low identity </text:span><text:span text:style-name="T21">which</text:span><text:span text:style-name="T11"> algorithms like Viterbi alone cannot.<text:line-break/></text:span></text:p>
      <text:p text:style-name="P5"><text:span text:style-name="T7">As a compromise, we propose a heuristic version of the Forward-Backward algorithm, which we have termed the Cloud Search. <text:s/>By pruning the search space of Forward-Backward, we hope to drastically reduce the search space, and thus the runtime of the algorithm. <text:s/></text:span><text:span text:style-name="T12">T</text:span><text:span text:style-name="T13">raditionally, Forward-Backward computes the sum of all probability scores for all </text:span><text:span text:style-name="T23">possible </text:span><text:span text:style-name="T13">alignments </text:span><text:span text:style-name="T23">through a given</text:span><text:span text:style-name="T13"> model. <text:s/></text:span><text:span text:style-name="T20">By contrast</text:span><text:span text:style-name="T13">, at each step through the model, </text:span><text:span text:style-name="T20">Cloud Search</text:span><text:span text:style-name="T13"> will compute the maximal scoring state; any states with a score below some ratio of the max score will be pruned </text:span><text:span text:style-name="T15">and</text:span><text:span text:style-name="T13"> all paths passing through this point will be calculated </text:span><text:span text:style-name="T23">no further</text:span><text:span text:style-name="T13">. </text:span><text:span text:style-name="T7"><text:s/></text:span><text:span text:style-name="T17">Due to state dependencies, this</text:span><text:span text:style-name="T15"> will be accomplished by </text:span><text:span text:style-name="T17">navigating the</text:span><text:span text:style-name="T15"> dynamic programming matrices in an anti-diagonal fashion, </text:span><text:span text:style-name="T17">as</text:span><text:span text:style-name="T15"> proposed by Wazniak [3]. <text:s text:c="2"/></text:span><text:span text:style-name="T7">Through </text:span><text:span text:style-name="T13">this</text:span><text:span text:style-name="T7"> judicious pruning of only very low probability areas, we believe that these savings should come at minimal cost to accuracy. <text:s/></text:span><text:span text:style-name="T16">This </text:span><text:span text:style-name="T22">heuristic pruning</text:span><text:span text:style-name="T16"> </text:span><text:span text:style-name="T22">method</text:span><text:span text:style-name="T16"> has been explored </text:span><text:span text:style-name="T22">in different</text:span><text:span text:style-name="T16"> algorithms like beam-search[4] and x-drop </text:span><text:span text:style-name="T17">(used by BLAST) [</text:span><text:span text:style-name="T18">5</text:span><text:span text:style-name="T17">]</text:span><text:span text:style-name="T16">. <text:s/>F</text:span><text:span text:style-name="T24">or a comparative analysis, I will</text:span><text:span text:style-name="T12"> benchmark my algorithm </text:span><text:span text:style-name="T24">integrated into the HMMER pipeline </text:span><text:span text:style-name="T12">against current HMMER, </text:span><text:span text:style-name="T24">MMSEQS,</text:span><text:span text:style-name="T12"> and other state of the art alignment software using a variety of datasets with queries of varying length and identity.</text:span></text:p>
      <text:p text:style-name="P9"/>
      <text:p text:style-name="P10"><text:span text:style-name="T26">T</text:span><text:span text:style-name="T25">imeline</text:span></text:p>
      <text:p text:style-name="P11"><text:span text:style-name="T2">For my timeline, </text:span><text:span text:style-name="T3">I plan to </text:span><text:span text:style-name="T4">do the following:</text:span><text:span text:style-name="T3"> </text:span></text:p>
      <text:list xml:id="list1021257970" text:style-name="L1">
        <text:list-item>
          <text:p text:style-name="P23"><text:span text:style-name="T47">November – December </text:span><text:span text:style-name="T46">2019: C</text:span><text:span text:style-name="T40">omplete my initial code implementation. <text:s/></text:span></text:p>
        </text:list-item>
        <text:list-item>
          <text:p text:style-name="P23"><text:span text:style-name="T47">January – March 2020</text:span><text:span text:style-name="T46">: C</text:span><text:span text:style-name="T38">ompletion of testing </text:span><text:span text:style-name="T43">and </text:span><text:span text:style-name="T39">iterative code optimization </text:span><text:span text:style-name="T46">and</text:span><text:span text:style-name="T43"> the writing of my thesis and </text:span><text:span text:style-name="T45">paper</text:span><text:span text:style-name="T39">.</text:span><text:span text:style-name="T38"> <text:s/></text:span></text:p>
        </text:list-item>
        <text:list-item>
          <text:p text:style-name="P23"><text:span text:style-name="T47">March</text:span><text:span text:style-name="T41"> – May</text:span><text:span text:style-name="T40"> 2020: </text:span><text:span text:style-name="T38">I plan to have my research concluded, my thesis written and ready to defend.</text:span></text:p>
        </text:list-item>
      </text:list>
      <text:p text:style-name="P20"/>
      <text:p text:style-name="P15"><text:span text:style-name="T48">Results/</text:span><text:span text:style-name="T49">D</text:span><text:span text:style-name="T50">eliverables</text:span></text:p>
      <text:p text:style-name="P13">At the conclusion of my research, I will produce the following deliverables: <text:s/></text:p>
      <text:list xml:id="list1194147385" text:style-name="L2">
        <text:list-item>
          <text:p text:style-name="P24"><text:span text:style-name="T38">For my </text:span><text:span text:style-name="T39">software </text:span><text:span text:style-name="T43">product</text:span><text:span text:style-name="T38">, I will have a version integrated into</text:span><text:span text:style-name="T42"> a branch of</text:span><text:span text:style-name="T38"> the HMMER pipeline. <text:s/></text:span></text:p>
        </text:list-item>
        <text:list-item>
          <text:p text:style-name="P25"><text:span text:style-name="T38">M</text:span><text:span text:style-name="T37">y research results will be compiled into a thesis and </text:span><text:span text:style-name="T44">a </text:span><text:span text:style-name="T37">paper, which will be submitted for publish to a scientific journal.</text:span></text:p>
        </text:list-item>
      </text:list>
      <text:p text:style-name="P14"/>
      <text:p text:style-name="P12"><text:span text:style-name="T27">R</text:span><text:span text:style-name="T1">eferences</text:span></text:p>
      <text:p text:style-name="P16"><text:span text:style-name="T30">[1] <text:line-break/></text:span><text:span text:style-name="T31">E</text:span><text:span text:style-name="T57">ddy SR (2008) A Probabilistic Model of Local Sequence Alignment That Simplifies Statistical Significance Estimation. PLoS Comput Biol 4(5): e1000069.<text:line-break/></text:span><text:span text:style-name="T33">doi:10.1371/journal.pcbi.1000069</text:span></text:p>
      <text:p text:style-name="P17"><text:span text:style-name="T32">[2]<text:line-break/></text:span><text:span text:style-name="T35">Steinegger, M. &amp; Söding, J. MMseqs2 enables sensitive protein sequence searching for the analysis of massive data sets. </text:span><text:span text:style-name="T36">Nature Biotechnology</text:span><text:span text:style-name="T32"> </text:span><text:span text:style-name="T34">35,</text:span><text:span text:style-name="T32"> </text:span><text:span text:style-name="T35">1026–1028 (2017).</text:span></text:p>
      <text:p text:style-name="P18"><text:span text:style-name="T52">[3]<text:line-break/></text:span><text:span text:style-name="T54">Rognes, T. (2011). Faster Smith-Waterman database searches with inter-sequence SIMD parallelisation. </text:span><text:span text:style-name="T56">BMC Bioinformatics</text:span><text:span text:style-name="T54">, 12(1).</text:span></text:p>
      <text:p text:style-name="P19"><text:span text:style-name="T52">[</text:span><text:span text:style-name="T51">4]</text:span><text:span text:style-name="T53"><text:line-break/></text:span><text:span text:style-name="T55">Ploetz, Thomas &amp; Fink, Gernot. (2003). Towards Faster Profile HMM Evaluation. </text:span></text:p>
      <text:p text:style-name="P2"><text:span text:style-name="T58">[</text:span><text:span text:style-name="T59">5</text:span><text:span text:style-name="T58">]</text:span></text:p>
      <text:p text:style-name="P7"><text:bookmark text:name="js-reference-string-0"/><text:span text:style-name="T61">Frith, M., Hamada, M. and Horton, P. (2010). Parameters for accurate genome alignment. </text:span><text:span text:style-name="T62">BMC Bioinformatics</text:span><text:span text:style-name="T61">, 11(1).</text:span></text:p>
      <text:p text:style-name="P22"><text:line-break/></text:p>
      <text:p text:style-name="P2"><text:span text:style-name="T60"><text:line-break/></text:span><text:span text:style-name="T58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Arial, sans-serif"/>
    <style:font-face style:name="Roboto" svg:font-family="Roboto, Georgia, 'Times New Roman', Times, serif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Arial Unicode MS" style:font-family-asian="'Arial Unicode MS'" style:font-family-generic-asian="system" style:font-pitch-asian="variable" style:font-size-asian="10pt" style:font-weight-asian="bold" style:font-name-complex="Arial Unicode MS" style:font-family-complex="'Arial Unicode MS'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4:53:36.395936507</meta:creation-date>
    <meta:generator>LibreOffice/6.0.4.2$MacOSX_X86_64 LibreOffice_project/9b0d9b32d5dcda91d2f1a96dc04c645c450872bf</meta:generator>
    <dc:date>2019-12-13T22:40:19.593268819</dc:date>
    <meta:editing-duration>PT3H37M26S</meta:editing-duration>
    <meta:editing-cycles>15</meta:editing-cycles>
    <meta:print-date>2019-11-13T16:00:31.994240718</meta:print-date>
    <meta:document-statistic meta:table-count="0" meta:image-count="0" meta:object-count="0" meta:page-count="2" meta:paragraph-count="25" meta:word-count="556" meta:character-count="3671" meta:non-whitespace-character-count="3112"/>
  </office:meta>
</office:document-meta>
</file>